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fd4" officeooo:paragraph-rsid="00103fd4"/>
    </style:style>
    <style:style style:name="P2" style:family="paragraph" style:parent-style-name="Standard">
      <style:text-properties officeooo:rsid="00105189" officeooo:paragraph-rsid="00105189"/>
    </style:style>
    <style:style style:name="P3" style:family="paragraph" style:parent-style-name="Standard">
      <style:text-properties fo:color="#ff0000" officeooo:rsid="00105189" officeooo:paragraph-rsid="00105189"/>
    </style:style>
    <style:style style:name="P4" style:family="paragraph" style:parent-style-name="Standard">
      <style:text-properties officeooo:rsid="0011c6b0" officeooo:paragraph-rsid="0011c6b0"/>
    </style:style>
    <style:style style:name="P5" style:family="paragraph" style:parent-style-name="Standard">
      <style:text-properties officeooo:rsid="00137c58" officeooo:paragraph-rsid="00137c58"/>
    </style:style>
    <style:style style:name="P6" style:family="paragraph" style:parent-style-name="Standard">
      <style:text-properties officeooo:rsid="00163807" officeooo:paragraph-rsid="00163807"/>
    </style:style>
    <style:style style:name="P7" style:family="paragraph" style:parent-style-name="Standard">
      <style:text-properties officeooo:rsid="00170ee6" officeooo:paragraph-rsid="00170ee6"/>
    </style:style>
    <style:style style:name="P8" style:family="paragraph" style:parent-style-name="Standard">
      <style:text-properties officeooo:rsid="0017e2a7" officeooo:paragraph-rsid="0017e2a7"/>
    </style:style>
    <style:style style:name="P9" style:family="paragraph" style:parent-style-name="Standard">
      <style:text-properties fo:font-style="normal" officeooo:rsid="0017e2a7" officeooo:paragraph-rsid="0017e2a7" style:font-style-asian="normal" style:font-style-complex="normal"/>
    </style:style>
    <style:style style:name="P10" style:family="paragraph" style:parent-style-name="Standard">
      <style:text-properties fo:font-style="normal" officeooo:rsid="0017e2a7" officeooo:paragraph-rsid="0018c0e4" style:font-style-asian="normal" style:font-style-complex="normal"/>
    </style:style>
    <style:style style:name="P11" style:family="paragraph" style:parent-style-name="Standard">
      <style:text-properties fo:font-style="normal" officeooo:rsid="001b3340" officeooo:paragraph-rsid="001b3340" style:font-style-asian="normal" style:font-style-complex="normal"/>
    </style:style>
    <style:style style:name="T1" style:family="text">
      <style:text-properties fo:color="#0000ff"/>
    </style:style>
    <style:style style:name="T2" style:family="text">
      <style:text-properties fo:color="#0000ff" officeooo:rsid="0011c6b0"/>
    </style:style>
    <style:style style:name="T3" style:family="text">
      <style:text-properties fo:color="#cc0000"/>
    </style:style>
    <style:style style:name="T4" style:family="text">
      <style:text-properties fo:color="#cc0000" officeooo:rsid="0011c6b0"/>
    </style:style>
    <style:style style:name="T5" style:family="text">
      <style:text-properties fo:color="#ff0000"/>
    </style:style>
    <style:style style:name="T6" style:family="text">
      <style:text-properties fo:color="#ff0000" officeooo:rsid="0011c6b0"/>
    </style:style>
    <style:style style:name="T7" style:family="text">
      <style:text-properties officeooo:rsid="0011c6b0"/>
    </style:style>
    <style:style style:name="T8" style:family="text">
      <style:text-properties officeooo:rsid="00137c58"/>
    </style:style>
    <style:style style:name="T9" style:family="text">
      <style:text-properties officeooo:rsid="0013cd1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8c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roblema 1 produtores / consumidores</text:p>
      <text:p text:style-name="P1">Sem.</text:p>
      <text:p text:style-name="P1"/>
      <text:p text:style-name="P1">S {<text:tab/>count ;</text:p>
      <text:p text:style-name="P1"><text:tab/>queue;</text:p>
      <text:p text:style-name="P1"/>
      <text:p text:style-name="P1"/>
      <text:p text:style-name="P1"><text:tab/>init (valor)</text:p>
      <text:p text:style-name="P1"><text:tab/>down<text:tab/>(bloqueante)</text:p>
      <text:p text:style-name="P1"><text:tab/>up </text:p>
      <text:p text:style-name="P1"><text:tab/>destroy</text:p>
      <text:p text:style-name="P1"/>
      <text:p text:style-name="P1">sem_init(&amp;s , 0); //exlusão mútua </text:p>
      <text:p text:style-name="P1"/>
      <text:p text:style-name="P3">semt_t mutex = 1;<text:span text:style-name="T7">¹</text:span></text:p>
      <text:p text:style-name="P3">sem_t vagas <text:s/>= N;<text:span text:style-name="T7">²</text:span></text:p>
      <text:p text:style-name="P2"><text:span text:style-name="T5">sem_t itens <text:s/>= 0;</text:span><text:span text:style-name="T6">³</text:span></text:p>
      <text:p text:style-name="P2">produtor (i)</text:p>
      <text:p text:style-name="P2">{</text:p>
      <text:p text:style-name="P2"><text:tab/>while(true)</text:p>
      <text:p text:style-name="P2"><text:tab/>{</text:p>
      <text:p text:style-name="P2"><text:tab/><text:tab/></text:p>
      <text:p text:style-name="P2"><text:tab/><text:tab/>produz(item);</text:p>
      <text:p text:style-name="P2"><text:tab/><text:tab/><text:span text:style-name="T1">down(vagas);</text:span><text:span text:style-name="T2">²</text:span></text:p>
      <text:p text:style-name="P2"><text:span text:style-name="T1"><text:tab/><text:tab/></text:span><text:span text:style-name="T3">down(mutext); </text:span><text:span text:style-name="T4">¹</text:span></text:p>
      <text:p text:style-name="P2"><text:tab/><text:tab/>poe(buffer, item);</text:p>
      <text:p text:style-name="P2"><text:tab/><text:tab/><text:span text:style-name="T3">up(mutex); </text:span><text:span text:style-name="T4">¹</text:span></text:p>
      <text:p text:style-name="P2"><text:span text:style-name="T3"><text:tab/><text:tab/></text:span><text:span text:style-name="T1">up(itens);</text:span><text:span text:style-name="T2">³</text:span></text:p>
      <text:p text:style-name="P2"><text:tab/>}</text:p>
      <text:p text:style-name="P2">}</text:p>
      <text:p text:style-name="P2"/>
      <text:p text:style-name="P2">comsumidot(j)</text:p>
      <text:p text:style-name="P2">{</text:p>
      <text:p text:style-name="P2"><text:tab/>while(true)</text:p>
      <text:p text:style-name="P2"><text:tab/>{</text:p>
      <text:p text:style-name="P2"><text:tab/><text:tab/><text:span text:style-name="T1">down(itens);</text:span><text:span text:style-name="T2">³</text:span></text:p>
      <text:p text:style-name="P2"><text:tab/><text:tab/><text:span text:style-name="T3">down(mutext);</text:span><text:span text:style-name="T4">¹</text:span></text:p>
      <text:p text:style-name="P2"><text:tab/><text:tab/>tira(buffer, item);</text:p>
      <text:p text:style-name="P2"><text:tab/><text:tab/><text:span text:style-name="T3">up(mutex);</text:span><text:span text:style-name="T4">¹</text:span></text:p>
      <text:p text:style-name="P2"><text:tab/><text:tab/><text:span text:style-name="T1">up(vagas);</text:span><text:span text:style-name="T2">²</text:span></text:p>
      <text:p text:style-name="P2"><text:tab/><text:tab/>consome(item);</text:p>
      <text:p text:style-name="P2"><text:tab/>}</text:p>
      <text:p text:style-name="P2">}</text:p>
      <text:p text:style-name="P2"/>
      <text:p text:style-name="P2"/>
      <text:p text:style-name="P4">Problema 2 Leitores / <text:span text:style-name="T8">E</text:span>scritores</text:p>
      <text:p text:style-name="P4"/>
      <text:p text:style-name="P4"/>
      <text:p text:style-name="P5"/>
      <text:p text:style-name="P5"/>
      <text:p text:style-name="P5"/>
      <text:p text:style-name="P5"><text:soft-page-break/></text:p>
      <text:p text:style-name="P5">Problema 3 Jantar dos filósofos</text:p>
      <text:p text:style-name="P5"/>
      <text:p text:style-name="P5"><text:tab/><text:span text:style-name="T9">1 ; <text:s/>ordem total nos hasshis</text:span></text:p>
      <text:p text:style-name="P5"><text:tab/><text:span text:style-name="T9">2 : saleiro </text:span></text:p>
      <text:p text:style-name="P5"><text:tab/><text:span text:style-name="T9">3: n-1 saleiros </text:span></text:p>
      <text:p text:style-name="P5"><text:tab/><text:span text:style-name="T9">4: sala de jantar separada</text:span></text:p>
      <text:p text:style-name="P5"/>
      <text:p text:style-name="P5"/>
      <text:p text:style-name="P6">para prova</text:p>
      <text:p text:style-name="P6"/>
      <text:p text:style-name="P6">capítulos 1 </text:p>
      <text:p text:style-name="P6">capítulos 2</text:p>
      <text:p text:style-name="P6">capítulos 3</text:p>
      <text:p text:style-name="P6">capítulos 4</text:p>
      <text:p text:style-name="P6"/>
      <text:p text:style-name="P6"/>
      <text:p text:style-name="P7">operador_join</text:p>
      <text:p text:style-name="P7"/>
      <text:p text:style-name="P7">task_t{</text:p>
      <text:p text:style-name="P7"><text:tab/>.</text:p>
      <text:p text:style-name="P7"><text:tab/>.</text:p>
      <text:p text:style-name="P7"><text:tab/>.</text:p>
      <text:p text:style-name="P7"><text:tab/>task_t * joinQueue;</text:p>
      <text:p text:style-name="P7"><text:tab/>int<text:tab/>exitstatus;</text:p>
      <text:p text:style-name="P7"><text:tab/>.</text:p>
      <text:p text:style-name="P7"><text:tab/>.</text:p>
      <text:p text:style-name="P7">}</text:p>
      <text:p text:style-name="P7"/>
      <text:p text:style-name="P7">tash exit {</text:p>
      <text:p text:style-name="P7"><text:tab/>while( joinQueue == NULL){</text:p>
      <text:p text:style-name="P7"><text:tab/></text:p>
      <text:p text:style-name="P7"><text:tab/>}</text:p>
      <text:p text:style-name="P7">}</text:p>
      <text:p text:style-name="P7"/>
      <text:p text:style-name="P8">task_sleep(int)</text:p>
      <text:p text:style-name="P8">{</text:p>
      <text:p text:style-name="P8"><text:tab/>if( t &lt;=0 ) return; </text:p>
      <text:p text:style-name="P8"><text:tab/><text:tab/></text:p>
      <text:p text:style-name="P8"><text:tab/>tarefa_atual-&gt;acordar = systime() + 1000*T;<text:tab/></text:p>
      <text:p text:style-name="P8"><text:tab/><text:tab/><text:tab/><text:tab/> <text:s text:c="7"/><text:span text:style-name="T10">ms</text:span></text:p>
      <text:p text:style-name="P9">}</text:p>
      <text:p text:style-name="P9"/>
      <text:p text:style-name="P9">dispatcher</text:p>
      <text:p text:style-name="P10">precisa procurar se a uma tarefa dormindo precisa ser acordada colocar na fila de prontas de novo</text:p>
      <text:p text:style-name="P10"/>
      <text:p text:style-name="P10"><text:span text:style-name="T11">notar que um elemento esta na fila de dormindo pode voltar para fila de pronto criar uma variável aux que aponta para queue-&gt;next parra que o while continue precorrendo a fila de dormindo não comece a percorrer a de prontos. <text:s text:c="2"/></text:span><text:s/></text:p>
      <text:p text:style-name="P9"/>
      <text:p text:style-name="P9"/>
      <text:p text:style-name="P9">if(systime () % 100) == 0)</text:p>
      <text:p text:style-name="P9"><text:soft-page-break/><text:s text:c="3"/>acorda_dorminhocas();<text:tab/><text:tab/></text:p>
      <text:p text:style-name="P9"/>
      <text:p text:style-name="P9"/>
      <text:p text:style-name="P9"/>
      <text:p text:style-name="P11">porjeto 10</text:p>
      <text:p text:style-name="P11"/>
      <text:p text:style-name="P11">semaphore</text:p>
      <text:p text:style-name="P11"><text:s/>int count;</text:p>
      <text:p text:style-name="P11"><text:s/>task_t <text:s/>*queue;</text:p>
      <text:p text:style-name="P11"><text:s/>ver se semaphore e inicializado ou não é inicializado</text:p>
      <text:p text:style-name="P11"/>
      <text:p text:style-name="P11">criar ---------------- creat </text:p>
      <text:p text:style-name="P11">baixar---------------- down</text:p>
      <text:p text:style-name="P11">subir-------------------up</text:p>
      <text:p text:style-name="P11">destru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0:58:20.257142714</meta:creation-date>
    <meta:editing-duration>PT29M29S</meta:editing-duration>
    <meta:editing-cycles>3</meta:editing-cycles>
    <meta:generator>LibreOffice/4.2.8.2$Linux_X86_64 LibreOffice_project/420m0$Build-2</meta:generator>
    <meta:initial-creator>Rodrigo Guerra</meta:initial-creator>
    <dc:date>2015-05-25T14:04:03.347758364</dc:date>
    <dc:creator>Rodrigo Guerra</dc:creator>
    <meta:document-statistic meta:table-count="0" meta:image-count="0" meta:object-count="0" meta:page-count="3" meta:paragraph-count="84" meta:word-count="234" meta:character-count="1429" meta:non-whitespace-character-count="1195"/>
  </office:meta>
</office:document-meta>
</file>